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vantGarde LT Medium" svg:font-family="'AvantGarde LT Medium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roid Sans"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roid Sans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 POEMAS DE AMOR Y UNA CANCION DESESPERADA </text:p>
      <text:p text:style-name="P8">100 SONETOS DE AMOR </text:p>
      <text:p text:style-name="P8">Pablo Neruda </text:p>
      <text:p text:style-name="P8"/>
      <text:p text:style-name="P9">Poema 14 </text:p>
      <text:p text:style-name="P2">Juegas todos los días con la luz del universo. </text:p>
      <text:p text:style-name="P2">Sutil visitadora, llegas en la flor y en el agua. </text:p>
      <text:p text:style-name="P2">Eres más que esta blanca cabecita que aprieto </text:p>
      <text:p text:style-name="P2">como un racimo entre mis manos cada día. </text:p>
      <text:p text:style-name="P2">A nadie te pareces desde que yo te amo. </text:p>
      <text:p text:style-name="P2">Déjame tenderte entre guirnaldas amarillas. </text:p>
      <text:p text:style-name="P5">Quién escribe tu nombre con letras de humo entre las estrellas del sur? </text:p>
      <text:p text:style-name="P5">Ah déjame recordarte como eras entonces cuando aún no existías. </text:p>
      <text:p text:style-name="P5">De pronto el viento aúlla y golpea mi ventana cerrada. </text:p>
      <text:p text:style-name="P5">El cielo es una red cuajada de peces sombríos. </text:p>
      <text:p text:style-name="P5">Aquí vienen a dar todos los vientos, todos. </text:p>
      <text:p text:style-name="P5">Se desviste la lluvia. </text:p>
      <text:p text:style-name="P5">Pasan huyendo los pájaros. </text:p>
      <text:p text:style-name="P10">El viento. El viento. </text:p>
      <text:p text:style-name="P10">Yo solo puedo luchar contra la fuerza de los hombres. </text:p>
      <text:p text:style-name="P10">El temporal arremolina hojas oscuras </text:p>
      <text:p text:style-name="P10">y suelta todas las barcas que anoche amarraron al cielo. </text:p>
      <text:p text:style-name="P10">Tú estás aquí. Ah tú no huyes </text:p>
      <text:p text:style-name="P10">Tú me responderás hasta el último grito. </text:p>
      <text:p text:style-name="P10">Ovíllate a mi lado como si tuvieras miedo. </text:p>
      <text:p text:style-name="P10">Sin embargo alguna vez corrió una sombra extraña por tus ojos. </text:p>
      <text:p text:style-name="P10">Ahora, ahora también, pequeña, me traes madreselvas, </text:p>
      <text:p text:style-name="P10">y tienes hasta los senos perfumados. </text:p>
      <text:p text:style-name="P4">Mientras el viento triste galopa matando mariposas </text:p>
      <text:p text:style-name="P4">yo te amo, y mi alegría muerde tu boca de ciruela. </text:p>
      <text:p text:style-name="P4">Cuanto te habrá dolido acostumbrarte a mí, </text:p>
      <text:p text:style-name="P4">a mi alma sola y salvaje, a mi nombre que todos ahuyentan. </text:p>
      <text:p text:style-name="P4">Hemos visto arder tantas veces el lucero besándonos los ojos </text:p>
      <text:p text:style-name="P4">y sobre nuestras cabezas destorcerse los crepúsculos en abanicos girantes. </text:p>
      <text:p text:style-name="P4">Mis palabras llovieron sobre ti acariciándote. </text:p>
      <text:p text:style-name="P3">Amé desde hace tiempo tu cuerpo de nácar soleado. </text:p>
      <text:p text:style-name="P3">Hasta te creo dueña del universo. </text:p>
      <text:p text:style-name="P3">Te traeré de las montañas flores alegres, copihues, </text:p>
      <text:p text:style-name="P3">avellanas oscuras, y cestas silvestres de besos. </text:p>
      <text:p text:style-name="P3">Quiero hacer contigo </text:p>
      <text:p text:style-name="P3">lo que la primavera hace con los cerez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vantGarde LT Medium" svg:font-family="'AvantGarde LT Medium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Tarazona</meta:initial-creator>
    <meta:creation-date>2015-02-20T13:27:13</meta:creation-date>
    <dc:date>2015-02-24T15:17:47</dc:date>
    <dc:creator>Alejandro Tarazona</dc:creator>
    <meta:editing-duration>PT1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40" meta:word-count="302" meta:character-count="1758" meta:non-whitespace-character-count="1456"/>
  </office:meta>
</office:document-meta>
</file>